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officeooo:rsid="000cf68a" officeooo:paragraph-rsid="000cf68a"/>
    </style:style>
    <style:style style:name="P2" style:family="paragraph" style:parent-style-name="Text_20_body">
      <style:text-properties style:font-name="Arial" fo:language="en" fo:country="US" officeooo:rsid="0011c37a" officeooo:paragraph-rsid="000cf68a"/>
    </style:style>
    <style:style style:name="T1" style:family="text">
      <style:text-properties officeooo:rsid="00110c4a"/>
    </style:style>
    <style:style style:name="T2" style:family="text">
      <style:text-properties officeooo:rsid="00144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, <text:span text:style-name="T1">a </text:span>humanitarian mission <text:span text:style-name="T2">too</text:span>, accept donations. Please if you can and believe the potential of this mission, kindly donate here.</text:p>
      <text:p text:style-name="P1"/>
      <text:p text:style-name="P2">$don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7:18:56.639710768</meta:creation-date>
    <dc:date>2019-05-23T14:21:18.042000000</dc:date>
    <meta:editing-duration>PT41M1S</meta:editing-duration>
    <meta:editing-cycles>8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2" meta:word-count="22" meta:character-count="137" meta:non-whitespace-character-count="117"/>
  </office:meta>
</office:document-meta>
</file>